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line-height="106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2cm" style:type="center"/>
          <style:tab-stop style:position="6.428cm" style:type="center"/>
        </style:tab-stops>
      </style:paragraph-properties>
    </style:style>
    <style:style style:name="P4" style:family="paragraph" style:parent-style-name="Standard">
      <style:paragraph-properties fo:margin-left="1.244cm" fo:margin-right="0.023cm" fo:text-indent="-0.018cm" style:auto-text-indent="false"/>
    </style:style>
    <style:style style:name="P5" style:family="paragraph" style:parent-style-name="Standard">
      <style:paragraph-properties fo:margin-left="2.519cm" fo:margin-right="0.023cm" fo:text-indent="-0.018cm" style:auto-text-indent="false"/>
    </style:style>
    <style:style style:name="P6" style:family="paragraph" style:parent-style-name="Standard">
      <style:paragraph-properties fo:margin-left="2.492cm" fo:margin-right="8.578cm" fo:line-height="106%" fo:text-align="start" style:justify-single-word="false" fo:text-indent="-0.018cm" style:auto-text-indent="false"/>
    </style:style>
    <style:style style:name="P7" style:family="paragraph" style:parent-style-name="Standard">
      <style:paragraph-properties fo:margin-left="2.492cm" fo:margin-right="8.578cm" fo:margin-top="0cm" fo:margin-bottom="0.416cm" style:contextual-spacing="false" fo:line-height="106%" fo:text-align="start" style:justify-single-word="false" fo:text-indent="-0.018cm" style:auto-text-indent="false"/>
    </style:style>
    <style:style style:name="P8" style:family="paragraph" style:parent-style-name="Standard">
      <style:paragraph-properties fo:margin-left="2.492cm" fo:margin-right="8.578cm" fo:margin-top="0cm" fo:margin-bottom="0.915cm" style:contextual-spacing="false" fo:line-height="106%" fo:text-align="start" style:justify-single-word="false" fo:text-indent="-0.018cm" style:auto-text-indent="false"/>
    </style:style>
    <style:style style:name="P9" style:family="paragraph" style:parent-style-name="Standard">
      <style:paragraph-properties fo:margin-left="2.492cm" fo:margin-right="0cm" fo:line-height="106%" fo:text-align="start" style:justify-single-word="false" fo:text-indent="-0.018cm" style:auto-text-indent="false"/>
    </style:style>
    <style:style style:name="P10" style:family="paragraph" style:parent-style-name="Standard">
      <style:paragraph-properties fo:margin-left="2.492cm" fo:margin-right="2.75cm" fo:line-height="106%" fo:text-align="start" style:justify-single-word="false" fo:text-indent="-0.018cm" style:auto-text-indent="false"/>
    </style:style>
    <style:style style:name="P11" style:family="paragraph" style:parent-style-name="Standard">
      <style:paragraph-properties fo:margin-left="2.492cm" fo:margin-right="8.394cm" fo:margin-top="0cm" fo:margin-bottom="0.429cm" style:contextual-spacing="false" fo:line-height="106%" fo:text-align="start" style:justify-single-word="false" fo:text-indent="-0.018cm" style:auto-text-indent="false"/>
    </style:style>
    <style:style style:name="P12" style:family="paragraph" style:parent-style-name="Standard">
      <style:paragraph-properties fo:margin-left="2.492cm" fo:margin-right="9.555cm" fo:line-height="106%" fo:text-align="start" style:justify-single-word="false" fo:text-indent="-0.018cm" style:auto-text-indent="false"/>
    </style:style>
    <style:style style:name="P13" style:family="paragraph" style:parent-style-name="Standard" style:list-style-name="WWNum1">
      <style:paragraph-properties fo:margin-left="1.685cm" fo:margin-right="0.023cm" fo:text-indent="-0.459cm" style:auto-text-indent="false"/>
    </style:style>
    <style:style style:name="P14" style:family="paragraph" style:parent-style-name="Standard">
      <style:paragraph-properties fo:margin-left="0cm" fo:margin-right="0.023cm" fo:text-indent="0cm" style:auto-text-indent="false"/>
    </style:style>
    <style:style style:name="P15" style:family="paragraph" style:parent-style-name="Standard">
      <style:paragraph-properties fo:margin-left="0.018cm" fo:margin-right="8.578cm" fo:line-height="106%" fo:text-align="start" style:justify-single-word="false" fo:text-indent="-0.018cm" style:auto-text-indent="false"/>
    </style:style>
    <style:style style:name="P16" style:family="paragraph" style:parent-style-name="Standard">
      <style:paragraph-properties fo:margin-left="0cm" fo:margin-right="2.286cm" fo:line-height="106%" fo:text-indent="1.252cm" style:auto-text-indent="false"/>
    </style:style>
    <style:style style:name="P17" style:family="paragraph" style:parent-style-name="Standard">
      <style:paragraph-properties fo:margin-left="0.018cm" fo:margin-right="8.578cm" fo:line-height="106%" fo:text-indent="1.252cm" style:auto-text-indent="false"/>
    </style:style>
    <style:style style:name="P18" style:family="paragraph" style:parent-style-name="Standard">
      <style:paragraph-properties fo:margin-left="0.018cm" fo:margin-right="8.578cm" fo:margin-top="0cm" fo:margin-bottom="0.005cm" style:contextual-spacing="false" fo:line-height="106%" fo:text-indent="1.252cm" style:auto-text-indent="false"/>
    </style:style>
    <style:style style:name="P19" style:family="paragraph" style:parent-style-name="Standard">
      <style:paragraph-properties fo:margin-left="0.018cm" fo:margin-right="2.54cm" fo:line-height="106%" fo:text-indent="1.252cm" style:auto-text-indent="false"/>
    </style:style>
    <style:style style:name="P20" style:family="paragraph" style:parent-style-name="Standard">
      <style:paragraph-properties fo:margin-left="0.018cm" fo:margin-right="2.794cm" fo:line-height="106%" fo:text-indent="1.252cm" style:auto-text-indent="false"/>
    </style:style>
    <style:style style:name="P21" style:family="paragraph" style:parent-style-name="Standard">
      <style:paragraph-properties fo:margin-left="0.018cm" fo:margin-right="0cm" fo:line-height="106%" fo:text-indent="1.252cm" style:auto-text-indent="false"/>
    </style:style>
    <style:style style:name="P22" style:family="paragraph" style:parent-style-name="Standard">
      <style:paragraph-properties fo:margin-left="0.018cm" fo:margin-right="3.81cm" fo:line-height="106%" fo:text-indent="1.252cm" style:auto-text-indent="false"/>
    </style:style>
    <style:style style:name="P23" style:family="paragraph" style:parent-style-name="Standard">
      <style:paragraph-properties fo:margin-left="0.018cm" fo:margin-right="5.588cm" fo:line-height="106%" fo:text-indent="1.252cm" style:auto-text-indent="false"/>
    </style:style>
    <style:style style:name="T1" style:family="text">
      <style:text-properties fo:color="#579d1c" style:text-underline-style="solid" style:text-underline-width="auto" style:text-underline-color="#579d1c" fo:font-weight="bold" style:font-weight-asian="bold"/>
    </style:style>
    <style:style style:name="T2" style:family="text">
      <style:text-properties fo:color="#c5000b"/>
    </style:style>
    <style:style style:name="T3" style:family="text">
      <style:text-properties fo:color="#000000" fo:font-size="11pt" style:font-size-asian="11pt"/>
    </style:style>
    <style:style style:name="T4" style:family="text">
      <style:text-properties fo:color="#70ad47"/>
    </style:style>
    <style:style style:name="T5" style:family="text">
      <style:text-properties fo:color="#70ad47" fo:font-weight="bold" style:font-weight-asian="bold"/>
    </style:style>
    <style:style style:name="T6" style:family="text">
      <style:text-properties fo:color="#70ad47" style:text-underline-style="solid" style:text-underline-width="auto" style:text-underline-color="font-color" fo:font-weight="bold" style:font-weight-asian="bold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fo:color="#ff0000" officeooo:rsid="001d38a4"/>
    </style:style>
    <style:style style:name="T10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4">1)<text:span text:style-name="T1">Employee :- </text:span>The attributes along with the constraints are</text:p>
      <text:p text:style-name="P5"><text:span text:style-name="T2">Employee_Id: </text:span>Primary Key,Not Null,Unique</text:p>
      <text:p text:style-name="P6"><text:span text:style-name="T2">First_Name: CHAR(20)</text:span></text:p>
      <text:p text:style-name="P6"><text:span text:style-name="T2">Last_Name:</text:span> CHAR(20)</text:p>
      <text:p text:style-name="P6"><text:span text:style-name="T2">DOB(date of birth): DATE</text:span></text:p>
      <text:p text:style-name="P5"><text:span text:style-name="T2">Sex:</text:span> char(1) ('m' or 'f')</text:p>
      <text:p text:style-name="P6"><text:span text:style-name="T2">Date_of_Joining : DATE, not null</text:span></text:p>
      <text:p text:style-name="P6"><text:span text:style-name="T2">Address: CHAR(50)</text:span></text:p>
      <text:p text:style-name="P6"><text:span text:style-name="T2">Salary: INT</text:span></text:p>
      <text:p text:style-name="P9"><text:span text:style-name="T2">Store: FOREIGN KEY (Store)</text:span></text:p>
      <text:p text:style-name="P10"><text:span text:style-name="T2">Employee_type: CHAR(10)</text:span></text:p>
      <text:p text:style-name="P10"><text:span text:style-name="T2">Phone_No:</text:span></text:p>
      <text:p text:style-name="P7"><text:span text:style-name="T2">Qualification: CHAR(12)</text:span></text:p>
      <text:p text:style-name="P4">2)<text:span text:style-name="T1">Store:- </text:span>The attributes along with the constraints are</text:p>
      <text:p text:style-name="P5"><text:span text:style-name="T2">Store_id : </text:span>Primary Key,Not Null,Unique</text:p>
      <text:p text:style-name="P6"><text:span text:style-name="T2">Address : CHAR(50)</text:span></text:p>
      <text:p text:style-name="P6"><text:span text:style-name="T2">Established_On: DATE</text:span> <text:span text:style-name="T2">No_of_Employees : INT</text:span></text:p>
      <text:p text:style-name="P6"><text:span text:style-name="T2">Contact_No : CHAR(12)</text:span></text:p>
      <text:p text:style-name="P11"><text:span text:style-name="T2">Manager: </text:span>ForeigKey,NotNull</text:p>
      <text:p text:style-name="P11"><text:span text:style-name="T2"><text:s/>Start_Time: TIME</text:span></text:p>
      <text:p text:style-name="P4">3) <text:span text:style-name="T1">Product:- </text:span>The attributes along with the constraints are</text:p>
      <text:p text:style-name="P6"><text:span text:style-name="T2">Product_Name : CHAR(10)UNIQUE</text:span></text:p>
      <text:p text:style-name="P5"><text:span text:style-name="T2">Industry_Id : </text:span>Foreign key, Not Null</text:p>
      <text:p text:style-name="P5"><text:span text:style-name="T2">Store_Id : </text:span>Foreign key, Not Null</text:p>
      <text:p text:style-name="P6"><text:span text:style-name="T2">Manufacture_Date : DATE</text:span></text:p>
      <text:p text:style-name="P12"><text:span text:style-name="T2">Expire_Date <text:s/>: DATE</text:span> <text:span text:style-name="T2">Price (MRP) : INT</text:span></text:p>
      <text:p text:style-name="P9"><text:span text:style-name="T2">Procurrent_Cost:</text:span> INT, Not Null</text:p>
      <text:p text:style-name="P2"/>
      <text:list xml:id="list422339499316648719" text:style-name="WWNum1">
        <text:list-item>
          <text:p text:style-name="P13"><text:span text:style-name="T1">Customer:- </text:span>The attributes along with the constraints are</text:p>
        </text:list-item>
      </text:list>
      <text:p text:style-name="P3"><text:span text:style-name="T3"><text:tab/></text:span> <text:tab/><text:span text:style-name="T2">Customer_id :</text:span> Primary Key , Not Null,Unique</text:p>
      <text:p text:style-name="P6"><text:span text:style-name="T2">first_name : CHAR(20)</text:span> <text:span text:style-name="T2">last_name :</text:span> CHAR(20)</text:p>
      <text:p text:style-name="P6"><text:span text:style-name="T2">Address :</text:span> CHAR(50)</text:p>
      <text:p text:style-name="P6"><text:span text:style-name="T2">Sex: CHAR(1)</text:span></text:p>
      <text:p text:style-name="P6"><text:span text:style-name="T2">Phone_no: CHAR(12)</text:span></text:p>
      <text:p text:style-name="P8"><text:span text:style-name="T2">Doctor_id: </text:span>Foreign Key</text:p>
      <text:p text:style-name="P14"/>
      <text:p text:style-name="P4">5)<text:span text:style-name="T1">Industry(Manufacturer):-</text:span> The attributes along with the constraints are</text:p>
      <text:p text:style-name="P5"><text:span text:style-name="T2">Industry_Id: </text:span>Primary Key ,Not Null,Unique</text:p>
      <text:p text:style-name="P6"><text:span text:style-name="T2">Address :</text:span> Not Null</text:p>
      <text:p text:style-name="P6"><text:soft-page-break/><text:span text:style-name="T2">Industry_name: </text:span>Not Null</text:p>
      <text:p text:style-name="P15"><text:tab/><text:tab/></text:p>
      <text:p text:style-name="P16">6)<text:span text:style-name="T5">Doctor</text:span>:- The attributes along with the contraints are </text:p>
      <text:p text:style-name="P16"><text:tab/><text:tab/><text:span text:style-name="T7">Doctor_id</text:span><text:span text:style-name="T8"> </text:span>: Primary Key,Not Null,Unique</text:p>
      <text:p text:style-name="P16"><text:tab/><text:tab/>first_name: CHAR(20)</text:p>
      <text:p text:style-name="P16"><text:tab/><text:tab/>last_name: CHAR(20)</text:p>
      <text:p text:style-name="P16"><text:tab/><text:tab/><text:span text:style-name="T7">Phone_No </text:span>: Not Null</text:p>
      <text:p text:style-name="P16"><text:tab/><text:tab/><text:span text:style-name="T7">Address </text:span>: CHAR(50)</text:p>
      <text:p text:style-name="P16"><text:tab/><text:tab/><text:span text:style-name="T7">Hospital_Id </text:span>: Not Null,Foreign Key</text:p>
      <text:p text:style-name="P16"><text:tab/><text:tab/><text:span text:style-name="T7">Sex</text:span><text:span text:style-name="T10"> </text:span>: CHAR(1)</text:p>
      <text:p text:style-name="P16"><text:tab/><text:tab/><text:span text:style-name="T7">Qualification</text:span><text:span text:style-name="T10"> </text:span>: CHAR(50)</text:p>
      <text:p text:style-name="P16"/>
      <text:p text:style-name="P16">7) <text:span text:style-name="T6">Hospital</text:span><text:span text:style-name="T4"> </text:span>:- The attributes along with the contraints are</text:p>
      <text:p text:style-name="P16"><text:tab/><text:tab/><text:span text:style-name="T7">Hospital_id </text:span>: Not Null,Primary</text:p>
      <text:p text:style-name="P16"><text:tab/><text:tab/><text:span text:style-name="T7">Hospital_name </text:span>: Not Null</text:p>
      <text:p text:style-name="P16"><text:tab/><text:tab/><text:span text:style-name="T7">Hospital_type </text:span>: Not Null</text:p>
      <text:p text:style-name="P16"><text:tab/><text:tab/><text:span text:style-name="T7">Address</text:span> : </text:p>
      <text:p text:style-name="P16"><text:tab/><text:tab/><text:span text:style-name="T7">Head_of_Department</text:span>: Foreign Key</text:p>
      <text:p text:style-name="P16"/>
      <text:p text:style-name="P16"><text:tab/>8) <text:span text:style-name="T6">Refunds</text:span><text:span text:style-name="T4"> </text:span>:-</text:p>
      <text:p text:style-name="P16"><text:tab/><text:tab/><text:span text:style-name="T7">Refund_id </text:span>: Primary Key , Not Null</text:p>
      <text:p text:style-name="P16"><text:tab/><text:tab/><text:span text:style-name="T7">Customer_id </text:span>: Foreign Key, Not Null </text:p>
      <text:p text:style-name="P16"><text:tab/><text:tab/><text:span text:style-name="T7">Purchase_id </text:span>: Foreign Key , Not Null</text:p>
      <text:p text:style-name="P16"><text:tab/><text:tab/><text:span text:style-name="T7">Refund_price </text:span>:Not Null</text:p>
      <text:p text:style-name="P16"/>
      <text:p text:style-name="P16"><text:tab/>10) <text:span text:style-name="T6">Delivery</text:span>:-</text:p>
      <text:p text:style-name="P16"><text:tab/><text:tab/><text:span text:style-name="T7">Industry_id </text:span>: Not Null,Foreign Key</text:p>
      <text:p text:style-name="P16"><text:tab/><text:tab/><text:span text:style-name="T7">Product_</text:span><text:span text:style-name="T9">name</text:span><text:span text:style-name="T7"> </text:span>: Not Null,Foreign Key</text:p>
      <text:p text:style-name="P16"><text:tab/><text:tab/><text:span text:style-name="T7">Total_items </text:span>: Not Null</text:p>
      <text:p text:style-name="P16"><text:tab/><text:tab/><text:span text:style-name="T7">date </text:span>: Not Null</text:p>
      <text:p text:style-name="P16"><text:tab/><text:tab/><text:span text:style-name="T7">Total_paid </text:span>: Not Null</text:p>
      <text:p text:style-name="P17"/>
      <text:p text:style-name="P17">12) <text:span text:style-name="T6">Feedback </text:span>:-</text:p>
      <text:p text:style-name="P19"><text:tab/><text:span text:style-name="T7">Feedback_id </text:span>: Primary Key, Not Null</text:p>
      <text:p text:style-name="P20"><text:tab/><text:span text:style-name="T7">Customer_id </text:span>: Not Null , Foreign Key</text:p>
      <text:p text:style-name="P17"><text:tab/><text:span text:style-name="T7">Date_of_feedback </text:span>: NotNull <text:s text:c="4"/></text:p>
      <text:p text:style-name="P17"><text:tab/><text:span text:style-name="T7">Feedback_body </text:span>: </text:p>
      <text:p text:style-name="P17"/>
      <text:p text:style-name="P17">13) <text:span text:style-name="T6">Purchase</text:span> :-</text:p>
      <text:p text:style-name="P21"><text:tab/><text:span text:style-name="T7">Purchase_id</text:span>: Not Null, not primary key</text:p>
      <text:p text:style-name="P22"><text:tab/><text:span text:style-name="T7">Customer_id</text:span>: Not Null , Foreign key</text:p>
      <text:p text:style-name="P17"><text:bookmark text:name="_GoBack"/><text:tab/><text:span text:style-name="T7">Date</text:span>: Not Null</text:p>
      <text:p text:style-name="P23"><text:tab/><text:span text:style-name="T7">Payment_method</text:span>:</text:p>
      <text:p text:style-name="P19"><text:tab/><text:span text:style-name="T7">Product_name:</text:span></text:p>
      <text:p text:style-name="P19"><text:tab/><text:span text:style-name="T7">Total_items_of_the_Product </text:span>: </text:p>
      <text:p text:style-name="P17"><text:tab/><text:span text:style-name="T7">Total_Price </text:span>: <text:s/>Not Null</text:p>
      <text:p text:style-name="P18"><text:tab/><text:span text:style-name="T7">Discount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005cm" fo:margin-top="0cm" fo:margin-bottom="0.005cm" style:contextual-spacing="false" fo:line-height="110%" fo:text-align="justify" style:justify-single-word="false" fo:orphans="2" fo:widows="2" fo:hyphenation-ladder-count="no-limit" fo:text-indent="-0.018cm" style:auto-text-indent="false" style:writing-mode="lr-tb"/>
      <style:text-properties fo:color="#00000a" style:font-name="Calibri" fo:font-family="Calibri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15cm" fo:margin-top="0.423cm" fo:margin-bottom="0.337cm" style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dd4814" style:font-name="Calibri1" fo:font-family="Calibri" style:font-family-generic="swiss" style:font-pitch="variable" fo:font-size="14pt" style:text-underline-style="solid" style:text-underline-width="auto" style:text-underline-color="#dd4814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dd4814" style:font-name="Calibri" fo:font-family="Calibri" style:font-family-generic="roman" style:font-pitch="variable" fo:font-size="14pt" style:text-underline-style="solid" style:text-underline-width="auto" style:text-underline-color="#dd4814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a" style:text-position="0% 100%" fo:font-size="12pt" fo:font-style="normal" fo:background-color="#ffffff" style:font-name-asian="Calibri2" style:font-family-asian="Calibri" style:font-family-generic-asian="system" style:font-pitch-asian="variable" style:font-size-asian="12pt" style:font-style-asian="normal" style:font-name-complex="Calibri2" style:font-family-complex="Calibri" style:font-family-generic-complex="system" style:font-pitch-complex="variable" style:font-size-complex="12pt"/>
    </style:style>
    <style:style style:name="ListLabel_20_2" style:display-name="ListLabel 2" style:family="text">
      <style:text-properties fo:color="#00000a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1.68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794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3:33:00</meta:creation-date>
    <meta:initial-creator>Dhrumil Patel</meta:initial-creator>
    <dc:language>en-IN</dc:language>
    <dc:date>2014-11-02T00:18:36.710337205</dc:date>
    <meta:editing-cycles>7</meta:editing-cycles>
    <meta:editing-duration>PT23S</meta:editing-duration>
    <meta:generator>LibreOffice/4.2.6.3$Linux_X86_64 LibreOffice_project/420m0$Build-3</meta:generator>
    <meta:document-statistic meta:table-count="0" meta:image-count="0" meta:object-count="0" meta:page-count="2" meta:paragraph-count="80" meta:word-count="323" meta:character-count="2247" meta:non-whitespace-character-count="1926"/>
    <meta:template xlink:type="simple" xlink:actuate="onRequest" xlink:title="Normal" xlink:href=""/>
  </office:meta>
</office:document-meta>
</file>